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ans-serif" svg:font-family="sans-serif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3.078cm" fo:margin-left="3.085cm" table:align="left" style:writing-mode="lr-tb"/>
    </style:style>
    <style:style style:name="Tabela1.A" style:family="table-column">
      <style:table-column-properties style:column-width="1.011cm"/>
    </style:style>
    <style:style style:name="Tabela1.B" style:family="table-column">
      <style:table-column-properties style:column-width="1.081cm"/>
    </style:style>
    <style:style style:name="Tabela1.C" style:family="table-column">
      <style:table-column-properties style:column-width="0.98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-asian="MS Mincho"/>
    </style:style>
    <style:style style:name="P2" style:family="paragraph" style:parent-style-name="Text_20_body">
      <style:text-properties fo:language="pt" fo:country="BR" style:language-complex="ar" style:country-complex="SA"/>
    </style:style>
    <style:style style:name="P3" style:family="paragraph" style:parent-style-name="Text_20_body">
      <style:text-properties officeooo:paragraph-rsid="00320602"/>
    </style:style>
    <style:style style:name="P4" style:family="paragraph" style:parent-style-name="Abstract">
      <style:text-properties fo:language="pt" fo:country="BR" style:language-complex="ar" style:country-complex="SA"/>
    </style:style>
    <style:style style:name="P5" style:family="paragraph" style:parent-style-name="Affiliation">
      <style:text-properties style:font-name-asian="MS Mincho"/>
    </style:style>
    <style:style style:name="P6" style:family="paragraph" style:parent-style-name="Affiliation">
      <style:paragraph-properties fo:margin-left="0cm" fo:margin-right="0.3cm" fo:text-align="center" style:justify-single-word="false" fo:orphans="2" fo:widows="2" fo:text-indent="0cm" style:auto-text-indent="false"/>
      <style:text-properties officeooo:rsid="0011bea3" officeooo:paragraph-rsid="0011bea3" style:font-name-asian="MS Mincho"/>
    </style:style>
    <style:style style:name="P7" style:family="paragraph" style:parent-style-name="Author" style:master-page-name="">
      <style:paragraph-properties fo:margin-left="0cm" fo:margin-right="0.3cm" fo:text-align="center" style:justify-single-word="false" fo:orphans="2" fo:widows="2" fo:text-indent="0cm" style:auto-text-indent="false" style:page-number="auto"/>
      <style:text-properties officeooo:rsid="00201816" officeooo:paragraph-rsid="00201816" style:font-name-asian="MS Mincho"/>
    </style:style>
    <style:style style:name="P8" style:family="paragraph" style:parent-style-name="key_20_words">
      <style:text-properties fo:language="pt" fo:country="BR" style:font-name-asian="MS Mincho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officeooo:paragraph-rsid="00192515"/>
    </style:style>
    <style:style style:name="P10" style:family="paragraph" style:parent-style-name="Standard" style:list-style-name="L12">
      <style:paragraph-properties fo:text-align="justify" style:justify-single-word="false"/>
      <style:text-properties officeooo:paragraph-rsid="00424a5c"/>
    </style:style>
    <style:style style:name="P11" style:family="paragraph" style:parent-style-name="Standard">
      <style:paragraph-properties fo:text-align="justify" style:justify-single-word="false"/>
      <style:text-properties style:font-name="Courier New1" fo:font-size="9pt" fo:language="pt" fo:country="BR" officeooo:rsid="00424a5c" officeooo:paragraph-rsid="0045d02d" style:font-size-asian="9pt" style:font-size-complex="9pt" style:language-complex="ar" style:country-complex="SA"/>
    </style:style>
    <style:style style:name="P12" style:family="paragraph" style:parent-style-name="Standard">
      <style:paragraph-properties fo:text-align="justify" style:justify-single-word="false"/>
      <style:text-properties style:font-name="Courier New1" officeooo:rsid="0045d02d" officeooo:paragraph-rsid="0045d02d"/>
    </style:style>
    <style:style style:name="P13" style:family="paragraph" style:parent-style-name="Standard" style:list-style-name="L14">
      <style:paragraph-properties fo:text-align="justify" style:justify-single-word="false"/>
      <style:text-properties fo:font-weight="normal" officeooo:rsid="00408fa4" officeooo:paragraph-rsid="00408fa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officeooo:rsid="00408fa4" officeooo:paragraph-rsid="00424a5c"/>
    </style:style>
    <style:style style:name="P15" style:family="paragraph" style:parent-style-name="Standard" style:list-style-name="L10">
      <style:paragraph-properties fo:text-align="justify" style:justify-single-word="false"/>
      <style:text-properties style:font-name="Times New Roman" officeooo:rsid="00423820" officeooo:paragraph-rsid="00423820"/>
    </style:style>
    <style:style style:name="P16" style:family="paragraph" style:parent-style-name="Standard">
      <style:paragraph-properties fo:text-align="justify" style:justify-single-word="false"/>
      <style:text-properties style:font-name="Times New Roman" officeooo:rsid="00423820" officeooo:paragraph-rsid="00423820"/>
    </style:style>
    <style:style style:name="P17" style:family="paragraph" style:parent-style-name="Standard" style:list-style-name="L12">
      <style:paragraph-properties fo:text-align="justify" style:justify-single-word="false"/>
      <style:text-properties style:font-name="Times New Roman" officeooo:rsid="00424a5c" officeooo:paragraph-rsid="00424a5c"/>
    </style:style>
    <style:style style:name="P18" style:family="paragraph" style:parent-style-name="Standard">
      <style:paragraph-properties fo:text-align="justify" style:justify-single-word="false"/>
      <style:text-properties style:font-name="Times New Roman" officeooo:rsid="00424a5c" officeooo:paragraph-rsid="00424a5c"/>
    </style:style>
    <style:style style:name="P19" style:family="paragraph" style:parent-style-name="Standard" style:list-style-name="L10">
      <style:paragraph-properties fo:text-align="justify" style:justify-single-word="false"/>
      <style:text-properties style:font-name="Times New Roman" officeooo:rsid="00424a5c" officeooo:paragraph-rsid="00424a5c"/>
    </style:style>
    <style:style style:name="P20" style:family="paragraph" style:parent-style-name="Standard" style:list-style-name="L12">
      <style:paragraph-properties fo:text-align="justify" style:justify-single-word="false"/>
      <style:text-properties style:font-name="Times New Roman" fo:font-size="9pt" officeooo:rsid="004323a6" officeooo:paragraph-rsid="0045d02d" style:font-size-asian="9pt" style:font-size-complex="9pt"/>
    </style:style>
    <style:style style:name="P21" style:family="paragraph" style:parent-style-name="Standard" style:list-style-name="L12">
      <style:paragraph-properties fo:text-align="justify" style:justify-single-word="false"/>
      <style:text-properties style:font-name="Times New Roman" fo:font-size="9pt" officeooo:rsid="004454dc" officeooo:paragraph-rsid="0045d02d" style:font-size-asian="9pt" style:font-size-complex="9pt"/>
    </style:style>
    <style:style style:name="P22" style:family="paragraph" style:parent-style-name="Standard" style:list-style-name="L10">
      <style:paragraph-properties fo:text-align="justify" style:justify-single-word="false"/>
      <style:text-properties style:font-name="Times New Roman" officeooo:rsid="0045d02d" officeooo:paragraph-rsid="0045d02d"/>
    </style:style>
    <style:style style:name="P23" style:family="paragraph" style:parent-style-name="Standard">
      <style:paragraph-properties fo:text-align="justify" style:justify-single-word="false"/>
      <style:text-properties style:font-name="Times New Roman" officeooo:rsid="00198e78" officeooo:paragraph-rsid="0045d02d"/>
    </style:style>
    <style:style style:name="P24" style:family="paragraph" style:parent-style-name="Standard" style:list-style-name="L18">
      <style:paragraph-properties fo:text-align="justify" style:justify-single-word="false"/>
      <style:text-properties style:font-name="Times New Roman" fo:font-weight="normal" officeooo:rsid="0049295c" officeooo:paragraph-rsid="0049295c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weight="normal" officeooo:rsid="0049295c" officeooo:paragraph-rsid="0049295c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9pt" officeooo:rsid="00463eb2" officeooo:paragraph-rsid="00463eb2" style:font-size-asian="9pt" style:font-size-complex="9pt"/>
    </style:style>
    <style:style style:name="P27" style:family="paragraph" style:parent-style-name="Standard" style:list-style-name="L12">
      <style:paragraph-properties fo:text-align="justify" style:justify-single-word="false"/>
      <style:text-properties officeooo:rsid="0045d02d" officeooo:paragraph-rsid="0045d02d"/>
    </style:style>
    <style:style style:name="P28" style:family="paragraph" style:parent-style-name="Standard">
      <style:paragraph-properties fo:text-align="justify" style:justify-single-word="false"/>
      <style:text-properties officeooo:rsid="0045d02d" officeooo:paragraph-rsid="0045d02d"/>
    </style:style>
    <style:style style:name="P29" style:family="paragraph" style:parent-style-name="Standard" style:list-style-name="L12">
      <style:paragraph-properties fo:text-align="justify" style:justify-single-word="false"/>
      <style:text-properties fo:font-size="10pt" officeooo:rsid="0045d02d" officeooo:paragraph-rsid="0045d02d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officeooo:rsid="00463eb2" officeooo:paragraph-rsid="00463eb2"/>
    </style:style>
    <style:style style:name="P31" style:family="paragraph" style:parent-style-name="Standard" style:list-style-name="L10">
      <style:paragraph-properties fo:text-align="justify" style:justify-single-word="false"/>
      <style:text-properties officeooo:rsid="00463eb2" officeooo:paragraph-rsid="00463eb2"/>
    </style:style>
    <style:style style:name="P32" style:family="paragraph" style:parent-style-name="Standard" style:list-style-name="L17">
      <style:paragraph-properties fo:text-align="justify" style:justify-single-word="false"/>
      <style:text-properties officeooo:rsid="00463eb2" officeooo:paragraph-rsid="00463eb2"/>
    </style:style>
    <style:style style:name="P33" style:family="paragraph" style:parent-style-name="Standard">
      <style:paragraph-properties fo:text-align="justify" style:justify-single-word="false"/>
      <style:text-properties officeooo:rsid="00463eb2" officeooo:paragraph-rsid="0047e526"/>
    </style:style>
    <style:style style:name="P34" style:family="paragraph" style:parent-style-name="Standard">
      <style:paragraph-properties fo:text-align="justify" style:justify-single-word="false"/>
      <style:text-properties officeooo:rsid="0047e526" officeooo:paragraph-rsid="0047e526"/>
    </style:style>
    <style:style style:name="P35" style:family="paragraph" style:parent-style-name="Standard" style:list-style-name="L10">
      <style:paragraph-properties fo:text-align="justify" style:justify-single-word="false"/>
      <style:text-properties officeooo:rsid="004baebb" officeooo:paragraph-rsid="004baebb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font-name="Courier New1" fo:font-size="9pt" officeooo:rsid="00408fa4" officeooo:paragraph-rsid="00424a5c" style:font-size-asian="9pt" style:font-size-complex="9pt"/>
    </style:style>
    <style:style style:name="P37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writing-mode="lr-tb"/>
      <style:text-properties style:font-name="Courier New1" fo:font-size="9pt" officeooo:rsid="00408fa4" officeooo:paragraph-rsid="00424a5c" style:font-size-asian="9pt" style:font-size-complex="9pt"/>
    </style:style>
    <style:style style:name="P38" style:family="paragraph" style:parent-style-name="Standard" style:master-page-name="">
      <style:paragraph-properties fo:margin-left="0cm" fo:margin-right="0cm" fo:text-align="start" style:justify-single-word="false" fo:orphans="2" fo:widows="2" fo:text-indent="0.6cm" style:auto-text-indent="false" style:page-number="auto" style:writing-mode="lr-tb"/>
      <style:text-properties style:font-name="Courier New1" fo:font-size="9pt" officeooo:rsid="00408fa4" officeooo:paragraph-rsid="00424a5c" style:font-size-asian="9pt" style:font-size-complex="9pt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.6cm" style:auto-text-indent="false" style:writing-mode="lr-tb"/>
      <style:text-properties style:font-name="Courier New1" fo:font-size="9pt" fo:language="pt" fo:country="BR" officeooo:rsid="004454dc" officeooo:paragraph-rsid="0045d02d" style:font-size-asian="9pt" style:font-size-complex="9pt" style:language-complex="ar" style:country-complex="SA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.6cm" style:auto-text-indent="false" style:writing-mode="lr-tb"/>
      <style:text-properties style:font-name="Courier New1" fo:font-size="9pt" officeooo:rsid="00408fa4" officeooo:paragraph-rsid="00424a5c" style:font-size-asian="9pt" style:font-size-complex="9pt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.6cm" style:auto-text-indent="false" style:writing-mode="lr-tb"/>
      <style:text-properties style:font-name="Courier New1" fo:font-size="9pt" officeooo:rsid="00424a5c" officeooo:paragraph-rsid="00424a5c" style:font-size-asian="9pt" style:font-size-complex="9pt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.6cm" style:auto-text-indent="false" style:writing-mode="lr-tb"/>
      <style:text-properties style:font-name="Courier New1" fo:font-size="9pt" fo:font-weight="normal" officeooo:rsid="00424a5c" officeooo:paragraph-rsid="00424a5c" style:font-size-asian="9pt" style:font-weight-asian="normal" style:font-size-complex="9pt" style:font-weight-complex="normal"/>
    </style:style>
    <style:style style:name="P43" style:family="paragraph" style:parent-style-name="Standard" style:master-page-name="">
      <style:paragraph-properties fo:margin-left="0cm" fo:margin-right="0cm" fo:text-align="start" style:justify-single-word="false" fo:orphans="2" fo:widows="2" fo:text-indent="0.6cm" style:auto-text-indent="false" style:page-number="auto" style:writing-mode="lr-tb"/>
      <style:text-properties style:font-name="Courier New1" fo:font-size="9pt" officeooo:rsid="00408fa4" officeooo:paragraph-rsid="00424a5c" style:font-size-asian="9pt" style:font-size-complex="9pt"/>
    </style:style>
    <style:style style:name="P44" style:family="paragraph" style:parent-style-name="Standard" style:master-page-name="">
      <style:paragraph-properties fo:margin-left="0cm" fo:margin-right="0cm" fo:text-align="start" style:justify-single-word="false" fo:orphans="2" fo:widows="2" fo:text-indent="0.6cm" style:auto-text-indent="false" style:page-number="auto" style:writing-mode="lr-tb"/>
      <style:text-properties style:font-name="Courier New1" fo:font-size="9pt" officeooo:rsid="00408fa4" officeooo:paragraph-rsid="00424a5c" style:font-size-asian="9pt" style:font-size-complex="9pt"/>
    </style:style>
    <style:style style:name="P45" style:family="paragraph" style:parent-style-name="Standard" style:list-style-name="L10">
      <style:paragraph-properties fo:text-align="justify" style:justify-single-word="false" fo:break-before="page"/>
      <style:text-properties officeooo:rsid="0049295c" officeooo:paragraph-rsid="0049295c"/>
    </style:style>
    <style:style style:name="P46" style:family="paragraph" style:parent-style-name="Text_20_body">
      <style:text-properties fo:language="pt" fo:country="BR" officeooo:rsid="00180648" officeooo:paragraph-rsid="00192515" style:language-complex="ar" style:country-complex="SA"/>
    </style:style>
    <style:style style:name="P47" style:family="paragraph" style:parent-style-name="Text_20_body">
      <style:text-properties fo:language="pt" fo:country="BR" officeooo:rsid="00201816" officeooo:paragraph-rsid="0031e92a" style:language-complex="ar" style:country-complex="SA"/>
    </style:style>
    <style:style style:name="P48" style:family="paragraph" style:parent-style-name="Text_20_body">
      <style:text-properties fo:language="pt" fo:country="BR" officeooo:rsid="003393e0" officeooo:paragraph-rsid="003393e0" style:language-complex="ar" style:country-complex="SA"/>
    </style:style>
    <style:style style:name="P49" style:family="paragraph" style:parent-style-name="Text_20_body">
      <style:text-properties fo:language="pt" fo:country="BR" officeooo:rsid="00351f5a" officeooo:paragraph-rsid="00351f5a" style:language-complex="ar" style:country-complex="SA"/>
    </style:style>
    <style:style style:name="P50" style:family="paragraph" style:parent-style-name="Text_20_body">
      <style:text-properties fo:language="pt" fo:country="BR" officeooo:rsid="003865c5" officeooo:paragraph-rsid="003865c5" style:language-complex="ar" style:country-complex="SA"/>
    </style:style>
    <style:style style:name="P51" style:family="paragraph" style:parent-style-name="Text_20_body">
      <style:text-properties fo:language="pt" fo:country="BR" officeooo:rsid="003865c5" officeooo:paragraph-rsid="00424a5c" style:language-complex="ar" style:country-complex="SA"/>
    </style:style>
    <style:style style:name="P52" style:family="paragraph" style:parent-style-name="Heading_20_1">
      <style:text-properties fo:language="pt" fo:country="BR" officeooo:rsid="0012518a" officeooo:paragraph-rsid="0012518a" style:language-complex="ar" style:country-complex="SA"/>
    </style:style>
    <style:style style:name="P53" style:family="paragraph" style:parent-style-name="Heading_20_1">
      <style:text-properties fo:language="pt" fo:country="BR" officeooo:rsid="00180648" officeooo:paragraph-rsid="00180648" style:language-complex="ar" style:country-complex="SA"/>
    </style:style>
    <style:style style:name="P54" style:family="paragraph" style:parent-style-name="Heading_20_1">
      <style:text-properties fo:language="pt" fo:country="BR" officeooo:rsid="00192515" officeooo:paragraph-rsid="00192515" style:language-complex="ar" style:country-complex="SA"/>
    </style:style>
    <style:style style:name="P55" style:family="paragraph" style:parent-style-name="Heading_20_5">
      <style:text-properties fo:language="pt" fo:country="BR" officeooo:paragraph-rsid="004c85ab" style:font-name-asian="MS Mincho" style:language-complex="ar" style:country-complex="SA"/>
    </style:style>
    <style:style style:name="P56" style:family="paragraph" style:parent-style-name="paper_20_title" style:master-page-name="Standard">
      <style:paragraph-properties style:page-number="auto"/>
      <style:text-properties officeooo:rsid="0031e92a" officeooo:paragraph-rsid="0031e92a"/>
    </style:style>
    <style:style style:name="P57" style:family="paragraph" style:parent-style-name="paper_20_title">
      <style:text-properties officeooo:rsid="0031e92a" officeooo:paragraph-rsid="0031e92a" style:font-name-asian="MS Mincho"/>
    </style:style>
    <style:style style:name="P58" style:family="paragraph" style:parent-style-name="references">
      <style:paragraph-properties fo:text-align="start" style:justify-single-word="false"/>
      <style:text-properties officeooo:rsid="004c85ab" officeooo:paragraph-rsid="004c85ab"/>
    </style:style>
    <style:style style:name="P59" style:family="paragraph" style:parent-style-name="Table_20_Contents">
      <style:paragraph-properties fo:text-align="center" style:justify-single-word="false"/>
      <style:text-properties officeooo:rsid="00424a5c" officeooo:paragraph-rsid="00424a5c"/>
    </style:style>
    <style:style style:name="T1" style:family="text">
      <style:text-properties style:font-name-asian="MS Mincho"/>
    </style:style>
    <style:style style:name="T2" style:family="text">
      <style:text-properties officeooo:rsid="0011bea3" style:font-name-asian="MS Mincho"/>
    </style:style>
    <style:style style:name="T3" style:family="text">
      <style:text-properties officeooo:rsid="0017e2ab" style:font-name-asian="MS Mincho"/>
    </style:style>
    <style:style style:name="T4" style:family="text">
      <style:text-properties officeooo:rsid="00201816" style:font-name-asian="MS Mincho"/>
    </style:style>
    <style:style style:name="T5" style:family="text">
      <style:text-properties officeooo:rsid="0031e92a" style:font-name-asian="MS Mincho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51f5a" style:font-style-asian="italic" style:font-style-complex="italic"/>
    </style:style>
    <style:style style:name="T8" style:family="text">
      <style:text-properties fo:font-style="italic" officeooo:rsid="003759e6" style:font-style-asian="italic" style:font-style-complex="italic"/>
    </style:style>
    <style:style style:name="T9" style:family="text">
      <style:text-properties fo:font-style="italic" officeooo:rsid="0011bea3" style:font-name-asian="MS Mincho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393e0" style:font-style-asian="normal" style:font-style-complex="normal"/>
    </style:style>
    <style:style style:name="T12" style:family="text">
      <style:text-properties fo:font-style="normal" officeooo:rsid="00351f5a" style:font-style-asian="normal" style:font-style-complex="normal"/>
    </style:style>
    <style:style style:name="T13" style:family="text">
      <style:text-properties fo:font-style="normal" officeooo:rsid="003759e6" style:font-style-asian="normal" style:font-style-complex="normal"/>
    </style:style>
    <style:style style:name="T14" style:family="text">
      <style:text-properties fo:font-style="normal" officeooo:rsid="00408fa4" style:font-style-asian="normal" style:font-style-complex="normal"/>
    </style:style>
    <style:style style:name="T15" style:family="text">
      <style:text-properties fo:font-style="normal" officeooo:rsid="00424a5c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11bea3"/>
    </style:style>
    <style:style style:name="T18" style:family="text">
      <style:text-properties officeooo:rsid="0012518a"/>
    </style:style>
    <style:style style:name="T19" style:family="text">
      <style:text-properties fo:language="pt" fo:country="BR" style:language-complex="ar" style:country-complex="SA"/>
    </style:style>
    <style:style style:name="T20" style:family="text">
      <style:text-properties fo:language="pt" fo:country="BR" officeooo:rsid="00192515" style:language-complex="ar" style:country-complex="SA"/>
    </style:style>
    <style:style style:name="T21" style:family="text">
      <style:text-properties fo:language="pt" fo:country="BR" officeooo:rsid="00198e78" style:language-complex="ar" style:country-complex="SA"/>
    </style:style>
    <style:style style:name="T22" style:family="text">
      <style:text-properties fo:language="pt" fo:country="BR" officeooo:rsid="0027f964" style:language-complex="ar" style:country-complex="SA"/>
    </style:style>
    <style:style style:name="T23" style:family="text">
      <style:text-properties fo:language="pt" fo:country="BR" fo:font-style="italic" style:font-style-asian="italic" style:language-complex="ar" style:country-complex="SA" style:font-style-complex="italic"/>
    </style:style>
    <style:style style:name="T24" style:family="text">
      <style:text-properties fo:language="pt" fo:country="BR" fo:font-style="italic" officeooo:rsid="00466db3" style:font-style-asian="italic" style:language-complex="ar" style:country-complex="SA" style:font-style-complex="italic"/>
    </style:style>
    <style:style style:name="T25" style:family="text">
      <style:text-properties fo:language="pt" fo:country="B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T26" style:family="text">
      <style:text-properties fo:language="pt" fo:country="BR" fo:font-style="normal" style:font-style-asian="normal" style:language-complex="ar" style:country-complex="SA" style:font-style-complex="normal"/>
    </style:style>
    <style:style style:name="T27" style:family="text">
      <style:text-properties fo:language="pt" fo:country="BR" fo:font-style="normal" officeooo:rsid="002045e1" style:font-style-asian="normal" style:language-complex="ar" style:country-complex="SA" style:font-style-complex="normal"/>
    </style:style>
    <style:style style:name="T28" style:family="text">
      <style:text-properties fo:language="pt" fo:country="BR" fo:font-style="normal" officeooo:rsid="002eaa44" style:font-style-asian="normal" style:language-complex="ar" style:country-complex="SA" style:font-style-complex="normal"/>
    </style:style>
    <style:style style:name="T29" style:family="text">
      <style:text-properties fo:language="pt" fo:country="BR" fo:font-style="normal" officeooo:rsid="00320602" style:font-style-asian="normal" style:language-complex="ar" style:country-complex="SA" style:font-style-complex="normal"/>
    </style:style>
    <style:style style:name="T30" style:family="text">
      <style:text-properties fo:language="pt" fo:country="BR" fo:font-style="normal" officeooo:rsid="003759e6" style:font-style-asian="normal" style:language-complex="ar" style:country-complex="SA" style:font-style-complex="normal"/>
    </style:style>
    <style:style style:name="T31" style:family="text">
      <style:text-properties fo:language="pt" fo:country="BR" fo:font-style="normal" officeooo:rsid="00466db3" style:font-style-asian="normal" style:language-complex="ar" style:country-complex="SA" style:font-style-complex="normal"/>
    </style:style>
    <style:style style:name="T32" style:family="text">
      <style:text-properties fo:language="pt" fo:country="BR" fo:font-style="normal" officeooo:rsid="0047e526" style:font-style-asian="normal" style:language-complex="ar" style:country-complex="SA" style:font-style-complex="normal"/>
    </style:style>
    <style:style style:name="T33" style:family="text">
      <style:text-properties fo:language="pt" fo:country="BR" fo:font-style="normal" officeooo:rsid="0049295c" style:font-style-asian="normal" style:language-complex="ar" style:country-complex="SA" style:font-style-complex="normal"/>
    </style:style>
    <style:style style:name="T34" style:family="text">
      <style:text-properties fo:language="pt" fo:country="BR" fo:font-style="normal" style:font-name-asian="MS Mincho" style:font-style-asian="normal" style:language-complex="ar" style:country-complex="SA" style:font-style-complex="normal"/>
    </style:style>
    <style:style style:name="T35" style:family="text">
      <style:text-properties fo:language="pt" fo:country="BR" fo:font-style="normal" officeooo:rsid="0017e2ab" style:font-name-asian="MS Mincho" style:font-style-asian="normal" style:language-complex="ar" style:country-complex="SA" style:font-style-complex="normal"/>
    </style:style>
    <style:style style:name="T36" style:family="text">
      <style:text-properties fo:language="pt" fo:country="BR" style:font-name-asian="Times New Roman" style:language-complex="ar" style:country-complex="SA"/>
    </style:style>
    <style:style style:name="T37" style:family="text">
      <style:text-properties fo:language="pt" fo:country="BR" officeooo:rsid="0011bea3" style:font-name-asian="Times New Roman" style:language-complex="ar" style:country-complex="SA"/>
    </style:style>
    <style:style style:name="T38" style:family="text">
      <style:text-properties fo:language="pt" fo:country="BR" fo:font-weight="bold" style:font-weight-asian="bold" style:language-complex="ar" style:country-complex="SA" style:font-weight-complex="bold"/>
    </style:style>
    <style:style style:name="T39" style:family="text">
      <style:text-properties fo:language="pt" fo:country="BR" fo:font-weight="bold" officeooo:rsid="003b18ba" style:font-weight-asian="bold" style:language-complex="ar" style:country-complex="SA" style:font-weight-complex="bold"/>
    </style:style>
    <style:style style:name="T40" style:family="text">
      <style:text-properties fo:language="pt" fo:country="BR" fo:font-weight="bold" officeooo:rsid="00424a5c" style:font-weight-asian="bold" style:language-complex="ar" style:country-complex="SA" style:font-weight-complex="bold"/>
    </style:style>
    <style:style style:name="T41" style:family="text">
      <style:text-properties officeooo:rsid="001eadd4"/>
    </style:style>
    <style:style style:name="T42" style:family="text">
      <style:text-properties officeooo:rsid="00201816"/>
    </style:style>
    <style:style style:name="T43" style:family="text">
      <style:text-properties officeooo:rsid="0026528d"/>
    </style:style>
    <style:style style:name="T44" style:family="text">
      <style:text-properties style:font-name="Courier" fo:font-size="9pt" fo:language="pt" fo:country="BR" fo:font-style="normal" officeooo:rsid="0027f964" style:font-size-asian="9pt" style:font-style-asian="normal" style:font-size-complex="9pt" style:language-complex="ar" style:country-complex="SA" style:font-style-complex="normal"/>
    </style:style>
    <style:style style:name="T45" style:family="text">
      <style:text-properties style:font-name="Courier" fo:font-size="9pt" fo:language="pt" fo:country="BR" fo:font-style="normal" officeooo:rsid="003b18ba" style:font-size-asian="9pt" style:font-style-asian="normal" style:font-size-complex="9pt" style:language-complex="ar" style:country-complex="SA" style:font-style-complex="normal"/>
    </style:style>
    <style:style style:name="T46" style:family="text">
      <style:text-properties style:font-name="Times New Roman" fo:font-size="10pt" fo:language="pt" fo:country="BR" fo:font-style="normal" officeooo:rsid="00198e78" style:font-size-asian="8.75pt" style:font-style-asian="normal" style:font-size-complex="10pt" style:language-complex="ar" style:country-complex="SA" style:font-style-complex="normal"/>
    </style:style>
    <style:style style:name="T47" style:family="text">
      <style:text-properties style:font-name="Times New Roman" fo:font-size="10pt" fo:language="pt" fo:country="BR" fo:font-style="normal" officeooo:rsid="0027f964" style:font-size-asian="8.75pt" style:font-style-asian="normal" style:font-size-complex="10pt" style:language-complex="ar" style:country-complex="SA" style:font-style-complex="normal"/>
    </style:style>
    <style:style style:name="T48" style:family="text">
      <style:text-properties style:font-name="Times New Roman" fo:font-size="10pt" fo:language="pt" fo:country="BR" fo:font-style="normal" officeooo:rsid="003b18ba" style:font-size-asian="8.75pt" style:font-style-asian="normal" style:font-size-complex="10pt" style:language-complex="ar" style:country-complex="SA" style:font-style-complex="normal"/>
    </style:style>
    <style:style style:name="T49" style:family="text">
      <style:text-properties style:font-name="Times New Roman" fo:font-size="10pt" fo:language="pt" fo:country="BR" fo:font-style="normal" officeooo:rsid="003d127f" style:font-size-asian="8.75pt" style:font-style-asian="normal" style:font-size-complex="10pt" style:language-complex="ar" style:country-complex="SA" style:font-style-complex="normal"/>
    </style:style>
    <style:style style:name="T50" style:family="text">
      <style:text-properties style:font-name="Times New Roman" fo:font-size="10pt" fo:language="pt" fo:country="BR" fo:font-style="normal" officeooo:rsid="003ec8e9" style:font-size-asian="8.75pt" style:font-style-asian="normal" style:font-size-complex="10pt" style:language-complex="ar" style:country-complex="SA" style:font-style-complex="normal"/>
    </style:style>
    <style:style style:name="T51" style:family="text">
      <style:text-properties style:font-name="Times New Roman" fo:font-size="10pt" fo:language="pt" fo:country="BR" fo:font-style="normal" officeooo:rsid="00423820" style:font-size-asian="8.75pt" style:font-style-asian="normal" style:font-size-complex="10pt" style:language-complex="ar" style:country-complex="SA" style:font-style-complex="normal"/>
    </style:style>
    <style:style style:name="T52" style:family="text">
      <style:text-properties officeooo:rsid="003393e0"/>
    </style:style>
    <style:style style:name="T53" style:family="text">
      <style:text-properties style:font-name="Courier New1"/>
    </style:style>
    <style:style style:name="T54" style:family="text">
      <style:text-properties style:font-name="Courier New1" fo:font-size="9pt" fo:language="pt" fo:country="BR" fo:font-style="normal" officeooo:rsid="00423820" style:font-size-asian="9pt" style:font-style-asian="normal" style:font-size-complex="9pt" style:language-complex="ar" style:country-complex="SA" style:font-style-complex="normal"/>
    </style:style>
    <style:style style:name="T55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font-name="Times New Roman"/>
    </style:style>
    <style:style style:name="T58" style:family="text">
      <style:text-properties style:font-name="Times New Roman" fo:font-size="10pt" fo:language="pt" fo:country="BR" fo:font-style="normal" officeooo:rsid="00423820" style:font-size-asian="8.75pt" style:font-style-asian="normal" style:font-size-complex="10pt" style:language-complex="ar" style:country-complex="SA" style:font-style-complex="normal"/>
    </style:style>
    <style:style style:name="T59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Times New Roman" fo:font-style="normal" fo:font-weight="normal" officeooo:rsid="00463eb2" style:font-style-asian="normal" style:font-weight-asian="normal" style:font-style-complex="normal" style:font-weight-complex="normal"/>
    </style:style>
    <style:style style:name="T62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font-name="Times New Roman" fo:language="pt" fo:country="BR" fo:font-weight="bold" style:font-weight-asian="bold" style:language-complex="ar" style:country-complex="SA" style:font-weight-complex="bold"/>
    </style:style>
    <style:style style:name="T64" style:family="text">
      <style:text-properties style:font-name="Times New Roman" fo:language="pt" fo:country="BR" fo:font-weight="bold" officeooo:rsid="004baebb" style:font-weight-asian="bold" style:language-complex="ar" style:country-complex="SA" style:font-weight-complex="bold"/>
    </style:style>
    <style:style style:name="T65" style:family="text">
      <style:text-properties fo:font-size="10pt" fo:language="pt" fo:country="BR" fo:font-style="normal" fo:font-weight="bold" officeooo:rsid="00423820" style:font-size-asian="8.75pt" style:font-style-asian="normal" style:font-weight-asian="bold" style:font-size-complex="10pt" style:language-complex="ar" style:country-complex="SA" style:font-style-complex="normal" style:font-weight-complex="bold"/>
    </style:style>
    <style:style style:name="T66" style:family="text">
      <style:text-properties fo:font-size="10pt" fo:font-weight="normal" style:font-size-asian="10pt" style:font-weight-asian="normal" style:font-size-complex="10pt" style:font-weight-complex="normal"/>
    </style:style>
    <style:style style:name="T6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8" style:family="text">
      <style:text-properties fo:font-size="10pt" fo:font-style="italic" fo:font-weight="normal" officeooo:rsid="004454dc" style:font-size-asian="10pt" style:font-style-asian="italic" style:font-weight-asian="normal" style:font-size-complex="10pt" style:font-style-complex="italic" style:font-weight-complex="normal"/>
    </style:style>
    <style:style style:name="T69" style:family="text">
      <style:text-properties fo:font-size="10pt" fo:font-style="italic" fo:font-weight="normal" officeooo:rsid="0045d02d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font-size="10pt" fo:font-style="normal" fo:font-weight="normal" officeooo:rsid="004454dc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fo:font-size="10pt" fo:font-style="normal" fo:font-weight="normal" officeooo:rsid="0045d02d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officeooo:rsid="00463eb2"/>
    </style:style>
    <style:style style:name="Sect1" style:family="section">
      <style:section-properties style:writing-mode="lr-tb" fo:margin-left="-1.207cm" fo:margin-right="-0.007cm" style:editable="false">
        <style:columns fo:column-count="2">
          <style:column style:rel-width="444*" fo:start-indent="0cm" fo:end-indent="0.651cm"/>
          <style:column style:rel-width="10682*" fo:start-indent="0.651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8cm" fo:text-indent="-0.635cm" fo:margin-left="1.778cm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T2">T</text:span><text:span text:style-name="T1">rabalho Final</text:span></text:p>
      <text:p text:style-name="P57">Esteganografia</text:p>
      <text:p text:style-name="P1"/>
      <text:section text:style-name="Sect1" text:name="Seção1">
        <text:p text:style-name="P7">Rodrigo Santana Gonçalves</text:p>
        <text:p text:style-name="P6">Universidade de Brasília - UnB</text:p>
        <text:p text:style-name="P6">Faculdade do Gama - FGA</text:p>
        <text:p text:style-name="P6">Brasília - <text:span text:style-name="T42">DF</text:span>, Brasil</text:p>
        <text:p text:style-name="P6"><text:span text:style-name="T42">rodrigosg2000</text:span>@gmail.com</text:p>
      </text:section>
      <text:section text:style-name="Sect2" text:name="Seção2">
        <text:p text:style-name="P5"/>
        <text:p text:style-name="P1"/>
      </text:section>
      <text:section text:style-name="Sect3" text:name="Seção3">
        <text:p text:style-name="P4"><text:span text:style-name="T9">Resumo </text:span><text:span text:style-name="T1">— </text:span><text:span text:style-name="T2">Este relatório descreve a </text:span><text:span text:style-name="T4">implementação de um sistema embarcado </text:span><text:span text:style-name="T2">cliente/servidor </text:span><text:span text:style-name="T5">que simula um sistema de interceptação, decodificação de informações esteganografadas em vídeos e verificação da autenticidade.</text:span></text:p>
        <text:p text:style-name="P8"><text:span text:style-name="T18">Palavras-chave</text:span> — <text:span text:style-name="T73">esteganografia</text:span>; <text:span text:style-name="T73">sistema embarcado</text:span>; <text:span text:style-name="T73">hash</text:span>; <text:span text:style-name="T17">cliente</text:span>; <text:span text:style-name="T17">servidor;</text:span></text:p>
        <text:list xml:id="list4473160857739549858" text:style-name="WW8Num5">
          <text:list-item>
            <text:h text:style-name="Heading_20_1" text:outline-level="1"><text:span text:style-name="T36"><text:s/></text:span><text:span text:style-name="T37">Objetivo</text:span></text:h>
          </text:list-item>
        </text:list>
        <text:p text:style-name="P2"><text:span text:style-name="T17">O objetivo deste relatório é apresentar as técnicas utilizadas para o desenvolvimento do sistema, descrever as funcionalidades e como cada uma das funcionalidades foi implementada</text:span>.</text:p>
        <text:list xml:id="list1115061221677" text:continue-numbering="true" text:style-name="WW8Num5">
          <text:list-item>
            <text:h text:style-name="P52" text:outline-level="1">Introdução</text:h>
          </text:list-item>
        </text:list>
        <text:p text:style-name="P47">O sistema embarcado cliente/servidor desenvolvido neste trabalho, em que o intuito é <text:span text:style-name="T52">encontrar informações escondidas <text:s/>em um arquivo (imagem ou vídeo), para isso foi utilizado a técnica de esteganografia, no qual consiste </text:span><text:span text:style-name="T11">em esconder um arquivo dentro de outro, de forma criptografada.</text:span></text:p>
        <text:p text:style-name="P48"><text:span text:style-name="T10">Para que duas entidades comunicantes possam compreender a mensagem oculta no arquivo transmitido, é necessário que ambos conheçam a técnica empregada e a chave utilizada durante o processo de esteganografia. </text:span><text:span text:style-name="T12">Além disso, é importante que tenha certeza que a informação transmitida não tenha sido modificada, neste caso foi utilizado o conceito de resumo criptográfico (</text:span><text:span text:style-name="T7">hash code</text:span><text:span text:style-name="T12">) que, quando aplicado sobre uma informação, independente do tamanho que ela tenha, gera um resultado único e de tamanho fixo.</text:span></text:p>
        <text:p text:style-name="P49"><text:span text:style-name="T13">É importante também que o</text:span><text:span text:style-name="T12"> </text:span><text:span text:style-name="T10">processo de envio de informação do cliente para o servidor utilizando </text:span><text:span text:style-name="T6">socket</text:span><text:span text:style-name="T10"> deve ser por meio de um protocolo que maximiza a obtenção de informações não corrompidas.</text:span></text:p>
        <text:p text:style-name="P3"><text:span text:style-name="T27">No caso do sistema implementado, o processo do </text:span><text:span text:style-name="T29">cliente recebe um aquivo </text:span><text:span text:style-name="T30">que foi submetido à </text:span><text:span text:style-name="T29">esteganograf</text:span><text:span text:style-name="T30">ia</text:span><text:span text:style-name="T29">,</text:span><text:span text:style-name="T30"> </text:span><text:span text:style-name="T29">realiza uma série de procedimentos e envia a imagem escondida ao servidor, cujo seu papel é receber as requisições provenientes do cliente.</text:span></text:p>
        <text:list xml:id="list1115439723143" text:continue-numbering="true" text:style-name="WW8Num5">
          <text:list-item>
            <text:h text:style-name="P53" text:outline-level="1">Especificação</text:h>
          </text:list-item>
        </text:list>
        <text:p text:style-name="P46"><text:span text:style-name="T43">Durante o desenvolvimento, foi incorporado um código referente ao trabalho anterior desta disciplina que implementa</text:span><text:span text:style-name="T13"> o recebimento e envio de mensagens através de </text:span><text:span text:style-name="T8">sockets</text:span><text:span text:style-name="T13">.</text:span></text:p>
        <text:p text:style-name="P50"><text:span text:style-name="T10">A técnica de esteganografia utilizada é denominada </text:span><text:span text:style-name="T6">Least Significant Bits</text:span><text:span text:style-name="T10"> (LSB), que consiste em utilizar os bits menos significativos para codificar a mensagem a ser escondida. Por causa disso, a imagem original é bem similar à imagem que contém informação esteganografada.</text:span></text:p>
        <text:p text:style-name="P51"><text:span text:style-name="T10">Neste trabalho, </text:span><text:span text:style-name="T15">a esteganografia foi implementada em apenas um ou nenhum pixel para cada bloco de tamanho 3x3 da imagem da seguinte forma:</text:span>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P59">1</text:p>
            </table:table-cell>
            <table:table-cell table:style-name="Tabela1.A1" office:value-type="string">
              <text:p text:style-name="P59">4</text:p>
            </table:table-cell>
            <table:table-cell table:style-name="Tabela1.C1" office:value-type="string">
              <text:p text:style-name="P59">7</text:p>
            </table:table-cell>
          </table:table-row>
          <table:table-row>
            <table:table-cell table:style-name="Tabela1.A2" office:value-type="string">
              <text:p text:style-name="P59">2</text:p>
            </table:table-cell>
            <table:table-cell table:style-name="Tabela1.A2" office:value-type="string">
              <text:p text:style-name="P59">5</text:p>
            </table:table-cell>
            <table:table-cell table:style-name="Tabela1.C2" office:value-type="string">
              <text:p text:style-name="P59">8</text:p>
            </table:table-cell>
          </table:table-row>
          <table:table-row>
            <table:table-cell table:style-name="Tabela1.A2" office:value-type="string">
              <text:p text:style-name="P59">3</text:p>
            </table:table-cell>
            <table:table-cell table:style-name="Tabela1.A2" office:value-type="string">
              <text:p text:style-name="P59">6</text:p>
            </table:table-cell>
            <table:table-cell table:style-name="Tabela1.C2" office:value-type="string">
              <text:p text:style-name="P59">9</text:p>
            </table:table-cell>
          </table:table-row>
        </table:table>
        <text:p text:style-name="P51"><text:span text:style-name="T15"/></text:p>
        <text:p text:style-name="P51"><text:span text:style-name="T15">C</text:span><text:span text:style-name="T10">oncatenado à informação esteganografada foi embutido um </text:span><text:span text:style-name="T6">hash</text:span><text:span text:style-name="T10"> MD5 com 128 bits para que seja verificada a sua integridade, ou seja, para que possa garantir que a informação não foi corrompida durante a transmissão. </text:span></text:p>
        <text:p text:style-name="P50"><text:span text:style-name="T10">Os arquivos de </text:span><text:span text:style-name="T6">input</text:span><text:span text:style-name="T10"> estão em formato </text:span><text:span text:style-name="T6">raw</text:span><text:span text:style-name="T10">, por conta disso é necessário que seja introduzi</text:span><text:span text:style-name="T14">d</text:span><text:span text:style-name="T10">o uma informação de cabeçalho no formato PGM (</text:span><text:span text:style-name="T6">portable graymap</text:span><text:span text:style-name="T10">) correspondente à matriz da imagem: P5 W H M I, onde P5 indica o formato PGM, W = largura em pixels, H = altura em pixels, M = valor máximo do pixel e I = imagem desesteganografada. Neste caso, o valor dos pixels são representados por um </text:span><text:span text:style-name="T6">byte </text:span><text:span text:style-name="T10">(“preto e branco”), ou seja, variam entre 0 e 255.</text:span></text:p>
        <text:p text:style-name="P50"><text:span text:style-name="T10">Por fim, o processo cliente ao receber o sinal de interrupção SIGINT, o código abortar o processamento inserindo zeros até o preenchimento dos pixels da imagem processada e apresentar a porcentagem de conclusão do processamento.</text:span></text:p>
        <text:list xml:id="list1116880628258" text:continue-numbering="true" text:style-name="WW8Num5">
          <text:list-item>
            <text:h text:style-name="P54" text:outline-level="1">Implementação e prototipação</text:h>
          </text:list-item>
        </text:list>
        <text:p text:style-name="P9"><text:span text:style-name="T20"><text:tab/></text:span><text:span text:style-name="T21">A seguir será apresentad</text:span><text:span text:style-name="T22">a forma de implementação de cada </text:span><text:span text:style-name="T21">funcionalidade.</text:span></text:p>
        <text:list xml:id="list2108926071071896361" text:style-name="L10">
          <text:list-item>
            <text:p text:style-name="P35"><text:span text:style-name="T38">Entradas</text:span></text:p>
          </text:list-item>
        </text:list>
        <text:list xml:id="list7385460747213589705" text:style-name="L14">
          <text:list-item>
            <text:p text:style-name="P13"><text:span text:style-name="T19">Arquivo ser processado</text:span></text:p>
          </text:list-item>
          <text:list-item>
            <text:p text:style-name="P13"><text:span text:style-name="T19">Altura da imagem esteganografada</text:span></text:p>
          </text:list-item>
          <text:list-item>
            <text:p text:style-name="P13"><text:soft-page-break/><text:span text:style-name="T19">Largura da imagem esteganografada</text:span></text:p>
          </text:list-item>
          <text:list-item>
            <text:p text:style-name="P13"><text:span text:style-name="T19">Número de </text:span><text:span text:style-name="T23">bits </text:span><text:span text:style-name="T26">de profundidade</text:span></text:p>
          </text:list-item>
          <text:list-item>
            <text:p text:style-name="P13"><text:span text:style-name="T26">Arquivo com informação da chave</text:span></text:p>
            <text:p text:style-name="P13"><text:span text:style-name="T26"/></text:p>
          </text:list-item>
        </text:list>
        <text:list xml:id="list1115930948379" text:continue-list="list2108926071071896361" text:style-name="L10">
          <text:list-item>
            <text:p text:style-name="P31"><text:span text:style-name="T38">Processo de compilação e utilização</text:span></text:p>
          </text:list-item>
        </text:list>
        <text:list xml:id="list2118502567029573277" text:style-name="L17">
          <text:list-item>
            <text:p text:style-name="P32">O programa conta com um Makefile para realização da compilação. A forma de utilização está descrita ao rodar o programa. Segue um exemplo de utilização:</text:p>
          </text:list-item>
        </text:list>
        <text:p text:style-name="P30"><text:span text:style-name="T38"/></text:p>
        <text:p text:style-name="P26"><text:tab/><text:span text:style-name="T53">$ make</text:span></text:p>
        <text:p text:style-name="P26"><text:span text:style-name="T53"><text:tab/>$ ./bin/client res/video.y 1920 1080 4 <text:tab/>res/chave1.txt</text:span></text:p>
        <text:p text:style-name="P26"><text:span text:style-name="T53"/></text:p>
        <text:p text:style-name="P26"><text:span text:style-name="T38"/></text:p>
        <text:list xml:id="list1116623982299" text:continue-list="list1115930948379" text:style-name="L10">
          <text:list-item>
            <text:p text:style-name="P31"><text:span text:style-name="T38">Tratamento de sinal</text:span></text:p>
          </text:list-item>
        </text:list>
        <text:list xml:id="list304926047470336878" text:style-name="L12">
          <text:list-item>
            <text:p text:style-name="P10"><text:span text:style-name="T22">O</text:span><text:span text:style-name="T21"> sinal de interrupção </text:span><text:span text:style-name="T22">é</text:span><text:span text:style-name="T21"> tratado </text:span><text:span text:style-name="T22">através da função </text:span><text:span text:style-name="T45">abort</text:span><text:span text:style-name="T44">()</text:span><text:span text:style-name="T46">, </text:span><text:span text:style-name="T47">que é responsável </text:span><text:span text:style-name="T49">por preencher o arquivo processado com zeros e apresentar a porcentagem de conclusão do processamento. </text:span></text:p>
          </text:list-item>
        </text:list>
        <text:p text:style-name="P37"/>
        <text:p text:style-name="P38">void abort() {</text:p>
        <text:p text:style-name="P40"><text:s text:c="4"/>long start = ftell(outFile);</text:p>
        <text:p text:style-name="P40"><text:s text:c="4"/>long end = steg_w * steg_h + HASH_SIZE;</text:p>
        <text:p text:style-name="P40"><text:s text:c="4"/>ftruncate(fileno(outFile), start);</text:p>
        <text:p text:style-name="P40"><text:s text:c="4"/>ftruncate(fileno(outFile), end);</text:p>
        <text:p text:style-name="P38"><text:s text:c="4"/>printf("Progress: %.1f%%\n", <text:tab/><text:tab/><text:tab/>100.0*start/end);</text:p>
        <text:p text:style-name="P40"><text:s text:c="4"/>quit();</text:p>
        <text:p text:style-name="P40"><text:s text:c="4"/>exit(0);</text:p>
        <text:p text:style-name="P40">}</text:p>
        <text:p text:style-name="P36"/>
        <text:list xml:id="list1117086050451" text:continue-numbering="true" text:style-name="L12">
          <text:list-item>
            <text:p text:style-name="P10"><text:span text:style-name="T49">Além disso, realiza também a </text:span><text:span text:style-name="T48">libera</text:span><text:span text:style-name="T49">ção das </text:span><text:span text:style-name="T48">memórias que foram alocadas e </text:span><text:span text:style-name="T49">o </text:span><text:span text:style-name="T48">fecha</text:span><text:span text:style-name="T49">mento d</text:span><text:span text:style-name="T50">e todos os </text:span><text:span text:style-name="T48">arquivos abertos </text:span><text:span text:style-name="T51">através da função </text:span><text:span text:style-name="T54">quit()</text:span><text:span text:style-name="T48">, </text:span><text:span text:style-name="T51">que é chamada dentro de </text:span><text:span text:style-name="T54">abort()</text:span><text:span text:style-name="T51">.</text:span></text:p>
          </text:list-item>
        </text:list>
        <text:p text:style-name="P14"><text:span text:style-name="T65"/></text:p>
        <text:list xml:id="list1115265287096" text:continue-list="list1116623982299" text:style-name="L10">
          <text:list-item>
            <text:p text:style-name="P15"><text:span text:style-name="T38">Extração da </text:span><text:span text:style-name="T40">imagem </text:span><text:span text:style-name="T38">esteganografada</text:span></text:p>
          </text:list-item>
        </text:list>
        <text:list xml:id="list1116480951034" text:continue-list="list1117086050451" text:style-name="L12">
          <text:list-item>
            <text:p text:style-name="P17"><text:span text:style-name="T66">Dentro do </text:span><text:span text:style-name="T67">loop</text:span><text:span text:style-name="T70"> de leitura do arquivo, foram feitos cálculos para que pudesse localizar o pixel que contém a informação esteganografada. Em que </text:span><text:span text:style-name="T67">key </text:span><text:span text:style-name="T70">é um vetor que contém os valores da chave, caso esse valor seja igual a 0, aquele bloco não contém pixels com informação esteganografada.</text:span></text:p>
          </text:list-item>
        </text:list>
        <text:p text:style-name="P38"><text:span text:style-name="T16"/></text:p>
        <text:p text:style-name="P41">int row = (key[k%strlen(key)]-'0'-1)%3;</text:p>
        <text:p text:style-name="P41">1if (row &lt; 0) continue;</text:p>
        <text:p text:style-name="P41">int col = (key[k%strlen(key)]-'0'-1)/3;</text:p>
        <text:p text:style-name="P41">int posPixel = img_w*(row_block*3 + row) + <text:tab/>col_block*3 + col;</text:p>
        <text:p text:style-name="P41">fseek(imgFile, posPixel, SEEK_SET);</text:p>
        <text:p text:style-name="P41">char byte = fgetc(imgFile);</text:p>
        <text:p text:style-name="P41"><text:span text:style-name="T16">getBits(nbits, byte);</text:span></text:p>
        <text:p text:style-name="P41"><text:span text:style-name="T16"/></text:p>
        <text:list xml:id="list1115157333682" text:continue-numbering="true" text:style-name="L12">
          <text:list-item>
            <text:p text:style-name="P17"><text:span text:style-name="T70">A função </text:span><text:span text:style-name="T55">getBits()</text:span><text:span text:style-name="T70"> recebe como parâmetro o número de bits relativo à profundidade da extração da esteganografia e o pixel identificado.</text:span></text:p>
          </text:list-item>
        </text:list>
        <text:p text:style-name="P18"/>
        <text:p text:style-name="P18"/>
        <text:p text:style-name="P18"><text:span text:style-name="T70"/></text:p>
        <text:p text:style-name="P38"/>
        <text:p text:style-name="P41"><text:span text:style-name="T16">void getBits(int nbits, char byte) {</text:span></text:p>
        <text:p text:style-name="P41"><text:tab/>for (int i = 0; i &lt; nbits; ++i) {</text:p>
        <text:p text:style-name="P41"><text:tab/><text:tab/>char bit = (byte &gt;&gt; i) &amp; 0x01;</text:p>
        <text:p text:style-name="P41"><text:tab/><text:tab/>stegBits[i] = bit;</text:p>
        <text:p text:style-name="P41"><text:tab/>}</text:p>
        <text:p text:style-name="P41"><text:tab/>char stegByte =<text:tab/><text:tab/><text:tab/><text:tab/><text:tab/>convertToByte(stegBits);</text:p>
        <text:p text:style-name="P42"><text:tab/>fprintf(outFile, "%c", stegByte);</text:p>
        <text:p text:style-name="P42"><text:span text:style-name="T19">}</text:span></text:p>
        <text:p text:style-name="P16"><text:span text:style-name="T38"/></text:p>
        <text:list xml:id="list1114947844380" text:continue-list="list1115265287096" text:style-name="L10">
          <text:list-item>
            <text:p text:style-name="P19"><text:span text:style-name="T38">Extração do </text:span><text:span text:style-name="T25">hash </text:span><text:span text:style-name="T38">esteganografado</text:span></text:p>
          </text:list-item>
        </text:list>
        <text:list xml:id="list1116977999293" text:continue-list="list1115157333682" text:style-name="L12">
          <text:list-item>
            <text:p text:style-name="P20"><text:span text:style-name="T70">Como a informação do </text:span><text:span text:style-name="T67">hash</text:span><text:span text:style-name="T70"> está concatenado à imagem esteganografada, então foi preciso </text:span><text:span text:style-name="T71">recuperar a posição em que o ponteiro do arquivo estava apontando para continuar com o algoritmo ainda dentro do </text:span><text:span text:style-name="T68">loop</text:span><text:span text:style-name="T71">.</text:span></text:p>
          </text:list-item>
          <text:list-item>
            <text:p text:style-name="P21"><text:span text:style-name="T70">Ao mesmo tempo, é necessário que se escreva </text:span><text:span text:style-name="T72">n</text:span><text:span text:style-name="T70">o arquivo original os valores correspondentes a zero nos </text:span><text:span text:style-name="T67">bits</text:span><text:span text:style-name="T70"> de profundidade relativos aos </text:span><text:span text:style-name="T67">bytes</text:span><text:span text:style-name="T70"> que guardam a informação do </text:span><text:span text:style-name="T67">hash</text:span><text:span text:style-name="T70">, afim de que posteriormente seja calculada o </text:span><text:span text:style-name="T67">hash </text:span><text:span text:style-name="T70">de todo o arquivo, </text:span><text:span text:style-name="T72">isto é, correspondente ao arquivo original</text:span><text:span text:style-name="T69">.</text:span></text:p>
          </text:list-item>
        </text:list>
        <text:p text:style-name="P11"/>
        <text:p text:style-name="P39"><text:span text:style-name="T16">int pos = ftell(imgFile);</text:span></text:p>
        <text:p text:style-name="P39"><text:span text:style-name="T16">char restoredByte = byte &gt;&gt; nbits &lt;&lt; nbits;</text:span></text:p>
        <text:p text:style-name="P39"><text:span text:style-name="T16">fseek(imgFile, pos-1, SEEK_SET);</text:span></text:p>
        <text:p text:style-name="P39"><text:span text:style-name="T16">fwrite(&amp;restoredByte, sizeof(char), <text:tab/>sizeof(char), imgFile);</text:span></text:p>
        <text:p text:style-name="P39"><text:span text:style-name="T16">fseek(imgFile, pos, SEEK_SET);</text:span></text:p>
        <text:p text:style-name="P23"><text:span text:style-name="T38"/></text:p>
        <text:list xml:id="list1116728879093" text:continue-list="list1114947844380" text:style-name="L10">
          <text:list-item>
            <text:p text:style-name="P22"><text:span text:style-name="T38">Geração do resumo criptográfico</text:span></text:p>
          </text:list-item>
        </text:list>
        <text:list xml:id="list1115233376202" text:continue-list="list1116977999293" text:style-name="L12">
          <text:list-item>
            <text:p text:style-name="P27"><text:span text:style-name="T71">O </text:span><text:span text:style-name="T70">algoritmo de </text:span><text:span text:style-name="T67">hash</text:span><text:span text:style-name="T70"> utilizado foi o MD5. Por questões de segurança, não era possível utilizar o programa externo do Linux </text:span><text:span text:style-name="T67">md5sum</text:span><text:span text:style-name="T70">. Então foi utilizada biblioteca </text:span><text:span text:style-name="T67">OpenSSL</text:span><text:span text:style-name="T70"> para obtenção do md5 do arquivo, incluindo o </text:span><text:span text:style-name="T67">header <text:s/></text:span><text:span text:style-name="T55">&lt;openssl/md5.h&gt;</text:span><text:span text:style-name="T59">.</text:span></text:p>
          </text:list-item>
        </text:list>
        <text:p text:style-name="P28"><text:span text:style-name="T59"/></text:p>
        <text:p text:style-name="P12"><text:span text:style-name="T56">std::vector&lt;char&gt; md5sum(FILE *file) {</text:span></text:p>
        <text:p text:style-name="P12"><text:span text:style-name="T56"><text:s text:c="3"/>fseek(file, 0, SEEK_SET);</text:span></text:p>
        <text:p text:style-name="P12"><text:span text:style-name="T56"><text:s text:c="3"/>MD5_CTX mdContext;</text:span></text:p>
        <text:p text:style-name="P12"><text:span text:style-name="T56"><text:s text:c="3"/>int bytes;</text:span></text:p>
        <text:p text:style-name="P12"><text:span text:style-name="T56"><text:s text:c="3"/>unsigned char data[1024];</text:span></text:p>
        <text:p text:style-name="P12"><text:span text:style-name="T56"><text:s text:c="3"/>unsigned char c[MD5_DIGEST_LENGTH];</text:span></text:p>
        <text:p text:style-name="P12"><text:span text:style-name="T56"><text:s text:c="3"/>std::vector&lt;char&gt; digest;</text:span></text:p>
        <text:p text:style-name="P12"><text:span text:style-name="T56"><text:s text:c="3"/>MD5_Init(&amp;mdContext);</text:span></text:p>
        <text:p text:style-name="P12"><text:span text:style-name="T56"><text:s text:c="3"/>while (fread (data, 1, 1024, <text:tab/>file) != 0)</text:span></text:p>
        <text:p text:style-name="P12"><text:span text:style-name="T56"><text:s text:c="7"/>MD5_Update(&amp;mdContext, data, 1024);</text:span></text:p>
        <text:p text:style-name="P12"><text:span text:style-name="T56"><text:s text:c="3"/>MD5_Final(c, &amp;mdContext);</text:span></text:p>
        <text:p text:style-name="P12"><text:span text:style-name="T56"><text:s text:c="3"/>for (int i = 0; i &lt; MD5_DIGEST_LENGTH; ++i)</text:span></text:p>
        <text:p text:style-name="P12"><text:span text:style-name="T56"><text:s text:c="7"/>digest.push_back(c[i]);</text:span></text:p>
        <text:p text:style-name="P12"><text:span text:style-name="T56"></text:span></text:p>
        <text:p text:style-name="P12"><text:span text:style-name="T56"><text:s text:c="3"/>return digest;</text:span></text:p>
        <text:p text:style-name="P12"><text:span text:style-name="T56">}</text:span></text:p>
        <text:p text:style-name="P28"><text:span text:style-name="T59"/></text:p>
        <text:list xml:id="list1115242391229" text:continue-numbering="true" text:style-name="L12">
          <text:list-item>
            <text:p text:style-name="P29"><text:span text:style-name="T60">Caso os </text:span><text:span text:style-name="T62">hashes</text:span><text:span text:style-name="T60">, tanto a esteganografada e a calculada, forem iguais então isso significa que não houve perdas ou modificações durante a transmissão do arquivo e, portanto, a imagem extraída poderá ser enviada ao servidor. Caso contrário, o programa é encerrado, pois não foi possível atesta</text:span><text:span text:style-name="T61">r</text:span><text:span text:style-name="T60"> a integridade da informação.</text:span></text:p>
          </text:list-item>
        </text:list>
        <text:list xml:id="list1116368233255" text:continue-list="list1116728879093" text:style-name="L10">
          <text:list-item>
            <text:p text:style-name="P45"><text:span text:style-name="T63">Servidor</text:span></text:p>
          </text:list-item>
        </text:list>
        <text:list xml:id="list9040579720014693153" text:style-name="L18">
          <text:list-item>
            <text:p text:style-name="P24"><text:span text:style-name="T19">Servidor basicamente recebe a imagem processada do cliente utilizando </text:span><text:span text:style-name="T23">thread</text:span><text:span text:style-name="T26"> para realizar o aceite na conexão</text:span></text:p>
          </text:list-item>
          <text:list-item>
            <text:p text:style-name="P24"><text:span text:style-name="T26">Ao receber a imagem processada, o servidor escreve em um arquivo a informação recebida.</text:span></text:p>
          </text:list-item>
        </text:list>
        <text:p text:style-name="P25"><text:span text:style-name="T26"/></text:p>
        <text:list xml:id="list1115489742529" text:continue-list="list1116880628258" text:style-name="WW8Num5">
          <text:list-item>
            <text:h text:style-name="P54" text:outline-level="1">Conclusão</text:h>
          </text:list-item>
        </text:list>
        <text:p text:style-name="P33"><text:span text:style-name="T28">E</text:span><text:span text:style-name="T26">ste trabalho</text:span><text:span text:style-name="T31"> contempl</text:span><text:span text:style-name="T33">ou </text:span><text:span text:style-name="T31">diversos elementos de rede, sistema operacional, manipulação de arquivos, etc. Foi possível reforçar alguns conceitos já aprendidos, como a utilização de </text:span><text:span text:style-name="T24">threads </text:span><text:span text:style-name="T31">e </text:span><text:span text:style-name="T24">sockets</text:span><text:span text:style-name="T31">, e também pôr em prática uma nova experiência com cálculos a nível de </text:span><text:span text:style-name="T24">bits,</text:span><text:span text:style-name="T31"> processamento de imagens, técnica de esteganografia e utilização de bibliotecas para cálculo de </text:span><text:span text:style-name="T24">hash.</text:span></text:p>
        <text:p text:style-name="P34"><text:span text:style-name="T26">Em relação a utilização de um RTOS (sistema operacional em tempo-real), ele facilita a concepção de um sistema em tempo real, mas não garante que o resultado final seja um sistema de tempo real. Um RTOS é mais eficaz e é mais valorizado pela forma previsível e rápida na resposta a um evento, do que pela quantidade de dados que processa. Portanto, o projeto em questão poderia ser estruturado utilizando o </text:span><text:span text:style-name="T23">framework Xenomai </text:span><text:span text:style-name="T26">para o processamento e escrita das imagens de tal forma que forneça latências de interrupções e de alternância de tarefas mínimas, dado que o projeto não consome grandes quantidades de processamento.</text:span></text:p>
        <text:p text:style-name="P34"/>
        <text:p text:style-name="P55">Re<text:span text:style-name="T41">ferências</text:span></text:p>
        <text:list xml:id="list7703513062255674185" text:style-name="WW8Num6">
          <text:list-item>
            <text:p text:style-name="P58"><text:span text:style-name="T1">Código fonte do projeto: https://github.com/rodrigoncalves/esteganografia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ans-serif" svg:font-family="sans-serif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-0.002cm" style:font-name-asian="MS Mincho" style:font-family-asian="'MS Mincho', 'ＭＳ 明朝'" style:font-family-generic-asian="moder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5" style:class="text">
      <style:paragraph-properties fo:margin-left="0cm" fo:margin-right="0cm" fo:margin-top="0.282cm" fo:margin-bottom="0.141cm" style:contextual-spacing="false" fo:keep-together="always" fo:text-indent="0cm" style:auto-text-indent="false" fo:keep-with-next="always">
        <style:tab-stops>
          <style:tab-stop style:position="0.381cm"/>
        </style:tab-stops>
      </style:paragraph-properties>
      <style:text-properties fo:font-variant="small-caps" fo:language="pt" fo:country="BR" style:font-name-asian="MS Mincho" style:font-family-asian="'MS Mincho', 'ＭＳ 明朝'" style:font-family-generic-asian="modern" style:language-asian="pt" style:country-asian="BR"/>
    </style:style>
    <style:style style:name="Heading_20_2" style:display-name="Heading 2" style:family="paragraph" style:parent-style-name="Standard" style:next-style-name="Standard" style:default-outline-level="2" style:list-style-name="WW8Num5" style:class="text">
      <style:paragraph-properties fo:margin-left="0.508cm" fo:margin-right="0cm" fo:margin-top="0.212cm" fo:margin-bottom="0.106cm" style:contextual-spacing="false" fo:text-align="start" style:justify-single-word="false" fo:keep-together="always" fo:text-indent="-0.508cm" style:auto-text-indent="false" fo:keep-with-next="always">
        <style:tab-stops>
          <style:tab-stop style:position="0.508cm"/>
        </style:tab-stops>
      </style:paragraph-properties>
      <style:text-properties fo:language="pt" fo:country="BR" fo:font-style="italic" style:font-name-asian="MS Mincho" style:font-family-asian="'MS Mincho', 'ＭＳ 明朝'" style:font-family-generic-asian="modern" style:language-asian="pt" style:country-asian="BR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list-style-name="WW8Num5" style:class="text">
      <style:paragraph-properties fo:margin-left="0cm" fo:margin-right="0cm" fo:line-height="0.423cm" fo:text-align="justify" style:justify-single-word="false" fo:text-indent="0.508cm" style:auto-text-indent="false">
        <style:tab-stops>
          <style:tab-stop style:position="0.953cm"/>
        </style:tab-stops>
      </style:paragraph-properties>
      <style:text-properties fo:language="pt" fo:country="BR" fo:font-style="italic" style:font-name-asian="MS Mincho" style:font-family-asian="'MS Mincho', 'ＭＳ 明朝'" style:font-family-generic-asian="modern" style:language-asian="pt" style:country-asian="BR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WW8Num5" style:class="text">
      <style:paragraph-properties fo:margin-left="0cm" fo:margin-right="0cm" fo:margin-top="0.071cm" fo:margin-bottom="0.071cm" style:contextual-spacing="false" fo:text-align="justify" style:justify-single-word="false" fo:text-indent="0.889cm" style:auto-text-indent="false">
        <style:tab-stops>
          <style:tab-stop style:position="1.27cm"/>
          <style:tab-stop style:position="1.448cm"/>
        </style:tab-stops>
      </style:paragraph-properties>
      <style:text-properties fo:language="pt" fo:country="BR" fo:font-style="italic" style:font-name-asian="MS Mincho" style:font-family-asian="'MS Mincho', 'ＭＳ 明朝'" style:font-family-generic-asian="modern" style:language-asian="pt" style:country-asian="BR" style:font-style-asian="italic" style:font-style-complex="italic"/>
    </style:style>
    <style:style style:name="Heading_20_5" style:display-name="Heading 5" style:family="paragraph" style:parent-style-name="Standard" style:next-style-name="Standard" style:class="text">
      <style:paragraph-properties fo:margin-top="0.282cm" fo:margin-bottom="0.141cm" style:contextual-spacing="false">
        <style:tab-stops>
          <style:tab-stop style:position="0.635cm"/>
        </style:tab-stops>
      </style:paragraph-properties>
      <style:text-properties fo:font-variant="small-caps" fo:language="pt" fo:country="BR" style:language-asian="pt" style:country-asian="BR"/>
    </style:style>
    <style:style style:name="Abstract" style:family="paragraph">
      <style:paragraph-properties fo:margin-left="0cm" fo:margin-right="0cm" fo:margin-top="0cm" fo:margin-bottom="0.353cm" style:contextual-spacing="false" fo:text-align="justify" style:justify-single-word="false" fo:orphans="2" fo:widows="2" fo:text-indent="0.483cm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weight-complex="bold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uthor" style:family="paragraph">
      <style:paragraph-properties fo:margin-top="0.635cm" fo:margin-bottom="0.071cm" style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pt" style:country-asian="BR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ullet_20_list" style:display-name="bullet list" style:family="paragraph" style:parent-style-name="Text_20_body" style:list-style-name="WW8Num3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</style:style>
    <style:style style:name="equation" style:family="paragraph" style:parent-style-name="Standard">
      <style:paragraph-properties fo:margin-top="0.423cm" fo:margin-bottom="0.423cm" style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igure_20_caption" style:display-name="figure caption" style:family="paragraph" style:list-style-name="WW8Num7">
      <style:paragraph-properties fo:margin-left="0cm" fo:margin-right="0cm" fo:margin-top="0.141cm" fo:margin-bottom="0.353cm" style:contextual-spacing="false" fo:text-align="justify" style:justify-single-word="false" fo:orphans="2" fo:widows="2" fo:text-indent="0cm" style:auto-text-indent="false">
        <style:tab-stops>
          <style:tab-stop style:position="0.94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ootnote" style:family="paragraph" style:list-style-name="WW8Num2">
      <style:paragraph-properties fo:margin-top="0cm" fo:margin-bottom="0.071cm" style:contextual-spacing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key_20_words" style:display-name="key words" style:family="paragraph">
      <style:paragraph-properties fo:margin-left="0cm" fo:margin-right="0cm" fo:margin-top="0cm" fo:margin-bottom="0.212cm" style:contextual-spacing="false" fo:text-align="justify" style:justify-single-word="false" fo:orphans="2" fo:widows="2" fo:text-indent="0.483cm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style="italic" fo:font-weight="bold" style:font-name-asian="Times New Roman" style:font-family-asian="'Times New Roman'" style:font-family-generic-asian="roman" style:font-pitch-asian="variable" style:font-size-asian="9pt" style:language-asian="pt" style:country-asian="BR" style:font-style-asian="italic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style-complex="italic" style:font-weight-complex="bold"/>
    </style:style>
    <style:style style:name="paper_20_subtitle" style:display-name="paper subtitle" style:family="paragraph">
      <style:paragraph-properties fo:margin-top="0cm" fo:margin-bottom="0.212cm" style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pt" style:country-asian="BR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paper_20_title" style:display-name="paper title" style:family="paragraph">
      <style:paragraph-properties fo:margin-top="0cm" fo:margin-bottom="0.212cm" style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language-asian="pt" style:country-asian="BR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references" style:family="paragraph" style:list-style-name="WW8Num6">
      <style:paragraph-properties fo:margin-top="0cm" fo:margin-bottom="0.088cm" style:contextual-spacing="false" fo:line-height="0.318cm"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sponsors" style:family="paragraph">
      <style:paragraph-properties fo:margin-left="0cm" fo:margin-right="0cm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footnote" style:display-name="table footnote" style:family="paragraph" style:list-style-name="WW8Num9">
      <style:paragraph-properties fo:margin-left="0.635cm" fo:margin-right="0cm" fo:margin-top="0.106cm" fo:margin-bottom="0.053cm" style:contextual-spacing="false" fo:text-align="end" style:justify-single-word="false" fo:orphans="2" fo:widows="2" fo:text-indent="0cm" style:auto-text-indent="false">
        <style:tab-stops>
          <style:tab-stop style:position="0.0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6pt" fo:language="en" fo:country="US" style:font-name-asian="MS Mincho" style:font-family-asian="'MS Mincho', 'ＭＳ 明朝'" style:font-family-generic-asian="modern" style:font-size-asian="6pt" style:font-name-complex="Times New Roman" style:font-family-complex="'Times New Roman'" style:font-family-generic-complex="roman" style:font-pitch-complex="variable" style:font-size-complex="6pt" style:language-complex="ar" style:country-complex="SA"/>
    </style:style>
    <style:style style:name="table_20_head" style:display-name="table head" style:family="paragraph" style:list-style-name="WW8Num8">
      <style:paragraph-properties fo:margin-top="0.423cm" fo:margin-bottom="0.212cm" style:contextual-spacing="false" fo:line-height="90%" fo:text-align="center" style:justify-single-word="false" fo:orphans="2" fo:widows="2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pt" style:country-asian="BR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fo:font-style="normal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text:display="true"/>
    </style:style>
    <style:style style:name="WW8Num2z1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text-shadow="none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8Num5z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text-shadow="none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5z3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5z4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7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7z1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9z0" style:family="text">
      <style:text-properties fo:font-variant="normal" fo:text-transform="none" fo:color="#000000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letter-spacing="normal" fo:font-style="normal" fo:text-shadow="none" fo:font-weight="normal" style:letter-kerning="true" style:font-size-asian="8pt" style:font-style-asian="normal" style:font-weight-asian="normal" style:font-name-complex="Times New Roman" style:font-family-complex="'Times New Roman'" style:font-family-generic-complex="roman" style:font-pitch-complex="variable" style:text-scale="100%" text:display="tru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fo:font-variant="small-caps" style:font-name="Times New Roman" fo:font-family="'Times New Roman'" style:font-family-generic="roman" style:font-pitch="variable" fo:language="pt" fo:country="BR" style:font-name-asian="MS Mincho" style:font-family-asian="'MS Mincho', 'ＭＳ 明朝'" style:font-family-generic-asian="modern" style:language-asian="pt" style:country-asian="BR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>
      <style:text-properties style:font-name="Times New Roman" fo:font-family="'Times New Roman'" style:font-family-generic="roman" style:font-pitch="variable" fo:font-size="10pt" fo:language="pt" fo:country="BR" fo:font-style="italic" style:font-name-asian="MS Mincho" style:font-family-asian="'MS Mincho', 'ＭＳ 明朝'" style:font-family-generic-asian="modern" style:font-size-asian="10pt" style:language-asian="pt" style:country-asian="BR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3_20_Char" style:display-name="Heading 3 Char" style:family="text">
      <style:text-properties style:font-name="Times New Roman" fo:font-family="'Times New Roman'" style:font-family-generic="roman" style:font-pitch="variable" fo:font-size="10pt" fo:language="pt" fo:country="BR" fo:font-style="italic" style:font-name-asian="MS Mincho" style:font-family-asian="'MS Mincho', 'ＭＳ 明朝'" style:font-family-generic-asian="modern" style:font-size-asian="10pt" style:language-asian="pt" style:country-asian="BR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4_20_Char" style:display-name="Heading 4 Char" style:family="text">
      <style:text-properties style:font-name="Times New Roman" fo:font-family="'Times New Roman'" style:font-family-generic="roman" style:font-pitch="variable" fo:font-size="10pt" fo:language="pt" fo:country="BR" fo:font-style="italic" style:font-name-asian="MS Mincho" style:font-family-asian="'MS Mincho', 'ＭＳ 明朝'" style:font-family-generic-asian="modern" style:font-size-asian="10pt" style:language-asian="pt" style:country-asian="BR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0pt" style:font-name-asian="MS Mincho" style:font-family-asian="'MS Mincho', 'ＭＳ 明朝'" style:font-family-generic-asian="modern" style:font-size-asian="10pt" style:font-name-complex="Times New Roman" style:font-family-complex="'Times New Roman'" style:font-family-generic-complex="roman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WW8Num5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WW8Num5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outline-level-style>
      <text:outline-level-style text:level="5" text:style-name="WW8Num5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outline-level-style>
      <text:outline-level-style text:level="6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 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WW8Num5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WW8Num5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5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5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1.321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91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6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131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01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71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941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11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4.293cm" fo:margin-left="1.295cm" fo:margin-right="1.29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per Title (use style: paper title)</dc:title>
    <meta:initial-creator>IEEE</meta:initial-creator>
    <meta:creation-date>2014-04-23T13:40:00</meta:creation-date>
    <dc:date>2015-12-11T00:11:14.865658473</dc:date>
    <meta:editing-cycles>31</meta:editing-cycles>
    <meta:editing-duration>P2171DT16H11M27S</meta:editing-duration>
    <meta:generator>LibreOffice/4.2.8.2$Linux_X86_64 LibreOffice_project/420m0$Build-2</meta:generator>
    <meta:document-statistic meta:table-count="1" meta:image-count="0" meta:object-count="0" meta:page-count="3" meta:paragraph-count="110" meta:word-count="1291" meta:character-count="8494" meta:non-whitespace-character-count="7202"/>
  </office:meta>
</office:document-meta>
</file>